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AttrNS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AttrNSImpl.DeferredAttrNSImpl( DeferredDocumentImpl ownerDocument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erredAttrNSImpl.synchronize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erredAttrNSImpl.synchroniz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